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65])" office:value-type="float" office:value="0.0000258585285878987" calcext:value-type="float">
            <text:p>2.58585285878987E-05</text:p>
          </table:table-cell>
          <table:table-cell table:formula="of:=AVERAGE([.N2:.N465])" office:value-type="float" office:value="0.0000416151643976489" calcext:value-type="float">
            <text:p>4.1615164397648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9-11T16:59:32.416649897</dc:date>
    <meta:editing-duration>P1DT7H3M11S</meta:editing-duration>
    <meta:editing-cycles>199</meta:editing-cycles>
    <meta:generator>LibreOffice/7.4.1.1$Linux_X86_64 LibreOffice_project/40$Build-1</meta:generator>
    <meta:document-statistic meta:table-count="1" meta:cell-count="7212" meta:object-count="0"/>
  </office:meta>
</office:document-meta>
</file>